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7576in" style:rel-column-width="26097*"/>
    </style:style>
    <style:style style:name="Таблица1.B" style:family="table-column">
      <style:table-column-properties style:column-width="4.1674in" style:rel-column-width="39438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text-properties fo:language="ru" fo:country="RU" officeooo:rsid="0001fc9f" officeooo:paragraph-rsid="0001fc9f"/>
    </style:style>
    <style:style style:name="P2" style:family="paragraph" style:parent-style-name="Text_20_body">
      <style:text-properties fo:language="ru" fo:country="RU" officeooo:rsid="0001fc9f" officeooo:paragraph-rsid="0001fc9f"/>
    </style:style>
    <style:style style:name="P3" style:family="paragraph" style:parent-style-name="Table_20_Contents">
      <style:text-properties fo:language="ru" fo:country="RU" officeooo:rsid="0002cbe9" officeooo:paragraph-rsid="0002cbe9"/>
    </style:style>
    <style:style style:name="P4" style:family="paragraph" style:parent-style-name="Table_20_Contents">
      <style:text-properties fo:language="ru" fo:country="RU" officeooo:rsid="0003eb4a" officeooo:paragraph-rsid="0003eb4a"/>
    </style:style>
    <style:style style:name="P5" style:family="paragraph" style:parent-style-name="Table_20_Contents">
      <style:text-properties fo:language="ru" fo:country="RU" fo:font-weight="bold" officeooo:rsid="0003eb4a" officeooo:paragraph-rsid="0003eb4a" style:font-weight-asian="bold" style:font-weight-complex="bold"/>
    </style:style>
    <style:style style:name="P6" style:family="paragraph" style:parent-style-name="Table_20_Contents">
      <style:text-properties fo:language="ru" fo:country="RU" officeooo:rsid="00054595" officeooo:paragraph-rsid="00054595"/>
    </style:style>
    <style:style style:name="P7" style:family="paragraph" style:parent-style-name="Table_20_Contents">
      <style:text-properties fo:language="ru" fo:country="RU" officeooo:rsid="00068aca" officeooo:paragraph-rsid="00068aca"/>
    </style:style>
    <style:style style:name="P8" style:family="paragraph" style:parent-style-name="Table_20_Contents">
      <style:text-properties fo:language="ru" fo:country="RU" officeooo:rsid="00075e36" officeooo:paragraph-rsid="00075e36"/>
    </style:style>
    <style:style style:name="P9" style:family="paragraph" style:parent-style-name="Table_20_Contents">
      <style:text-properties fo:language="ru" fo:country="RU" officeooo:rsid="00075e36" officeooo:paragraph-rsid="00084f15"/>
    </style:style>
    <style:style style:name="P10" style:family="paragraph" style:parent-style-name="Table_20_Contents">
      <style:text-properties fo:font-weight="bold" officeooo:rsid="0001fc9f" officeooo:paragraph-rsid="0001fc9f" style:font-weight-asian="bold" style:font-weight-complex="bold"/>
    </style:style>
    <style:style style:name="P11" style:family="paragraph" style:parent-style-name="Table_20_Contents">
      <style:text-properties officeooo:paragraph-rsid="0003eb4a"/>
    </style:style>
    <style:style style:name="P12" style:family="paragraph" style:parent-style-name="Table_20_Contents">
      <style:text-properties officeooo:rsid="000a2c34" officeooo:paragraph-rsid="000a2c34"/>
    </style:style>
    <style:style style:name="P13" style:family="paragraph" style:parent-style-name="Table_20_Contents">
      <style:paragraph-properties fo:margin-left="0in" fo:margin-right="0in" fo:orphans="2" fo:widows="2" fo:text-indent="0in" style:auto-text-indent="false"/>
      <style:text-properties officeooo:rsid="000a2c34" officeooo:paragraph-rsid="000a2c34"/>
    </style:style>
    <style:style style:name="P14" style:family="paragraph" style:parent-style-name="Table_20_Contents">
      <style:text-properties officeooo:rsid="000b5015" officeooo:paragraph-rsid="000b5015"/>
    </style:style>
    <style:style style:name="P15" style:family="paragraph" style:parent-style-name="Table_20_Contents">
      <style:text-properties officeooo:rsid="000b5015" officeooo:paragraph-rsid="000e526f"/>
    </style:style>
    <style:style style:name="P16" style:family="paragraph" style:parent-style-name="Table_20_Contents">
      <style:text-properties officeooo:rsid="000b9d7f" officeooo:paragraph-rsid="000b9d7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3eb4a"/>
    </style:style>
    <style:style style:name="T3" style:family="text">
      <style:text-properties fo:language="en" fo:country="US" officeooo:rsid="00084f15"/>
    </style:style>
    <style:style style:name="T4" style:family="text">
      <style:text-properties fo:language="ru" fo:country="RU" officeooo:rsid="0003eb4a"/>
    </style:style>
    <style:style style:name="T5" style:family="text">
      <style:text-properties officeooo:rsid="00075e36"/>
    </style:style>
    <style:style style:name="T6" style:family="text">
      <style:text-properties officeooo:rsid="00084f15"/>
    </style:style>
    <style:style style:name="T7" style:family="text">
      <style:text-properties officeooo:rsid="000c31c2"/>
    </style:style>
    <style:style style:name="T8" style:family="text">
      <style:text-properties officeooo:rsid="000cfb5b"/>
    </style:style>
    <style:style style:name="T9" style:family="text">
      <style:text-properties officeooo:rsid="000e526f"/>
    </style:style>
    <style:style style:name="T10" style:family="text">
      <style:text-properties officeooo:rsid="000fa91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Ответы нужно давать лаконичные, <text:span text:style-name="T5">достаточно продемонстрировать понимание предмета</text:span>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Ф.И.О.</text:p>
          </table:table-cell>
          <table:table-cell table:style-name="Таблица1.B1" office:value-type="string">
            <text:p text:style-name="P12">Александров Эдуард Иванович</text:p>
          </table:table-cell>
        </table:table-row>
        <table:table-row>
          <table:table-cell table:style-name="Таблица1.A2" table:number-columns-spanned="2" office:value-type="string">
            <text:p text:style-name="P10">Java</text:p>
          </table:table-cell>
          <table:covered-table-cell/>
        </table:table-row>
        <table:table-row>
          <table:table-cell table:style-name="Таблица1.A3" office:value-type="string">
            <text:p text:style-name="P1">Что такое переопределение метода?</text:p>
          </table:table-cell>
          <table:table-cell table:style-name="Таблица1.A2" office:value-type="string">
            <text:p text:style-name="P13">Это механизм ООП, когда класс наследник создает свою собственную реализацию метода, который уже описан в родительском классе. С ним связан полиморфизм, а также таблица виртуальных функций.</text:p>
          </table:table-cell>
        </table:table-row>
        <table:table-row>
          <table:table-cell table:style-name="Таблица1.A3" office:value-type="string">
            <text:p text:style-name="P3">Какие бывают виды классов?</text:p>
          </table:table-cell>
          <table:table-cell table:style-name="Таблица1.A2" office:value-type="string">
            <text:p text:style-name="P12">Обычные, абстрактные, финальные, запечатанные.</text:p>
          </table:table-cell>
        </table:table-row>
        <table:table-row>
          <table:table-cell table:style-name="Таблица1.A3" office:value-type="string">
            <text:p text:style-name="P3">Как и зачем можно использовать модификатор <text:span text:style-name="T1">final?</text:span></text:p>
          </table:table-cell>
          <table:table-cell table:style-name="Таблица1.A2" office:value-type="string">
            <text:p text:style-name="P12">Это способ сделать сущность неизменяемой, т.е. завершенной. </text:p>
          </table:table-cell>
        </table:table-row>
        <table:table-row>
          <table:table-cell table:style-name="Таблица1.A3" office:value-type="string">
            <text:p text:style-name="P4">Какие есть варианты использования ключевого слова <text:span text:style-name="T1">try?</text:span></text:p>
          </table:table-cell>
          <table:table-cell table:style-name="Таблица1.A2" office:value-type="string">
            <text:p text:style-name="P12">Используется для обработки исключений и управление ресурсами.</text:p>
          </table:table-cell>
        </table:table-row>
        <table:table-row>
          <table:table-cell table:style-name="Таблица1.A3" office:value-type="string">
            <text:p text:style-name="P11"><text:span text:style-name="T4">Какие есть стандартные реализации интерфейса </text:span><text:span text:style-name="T2">List </text:span><text:span text:style-name="T4">и в каких ситуациях их нужно использовать?</text:span></text:p>
          </table:table-cell>
          <table:table-cell table:style-name="Таблица1.A2" office:value-type="string">
            <text:p text:style-name="P12">ArrayList – идеален для хранения данных, к которым нужен быстрый доступ по индексу.</text:p>
            <text:p text:style-name="P12">LinkedList – идеален, когда нужно постоянно добавлять или удалять элементы в середину, начало списка.</text:p>
            <text:p text:style-name="P12">CopyOnWriteArrayList – для многопоточности, когда часто читаем и редко пишем в него.</text:p>
          </table:table-cell>
        </table:table-row>
        <table:table-row>
          <table:table-cell table:style-name="Таблица1.A3" office:value-type="string">
            <text:p text:style-name="P6">В чём основная идея стримов из пакета java.util.stream?</text:p>
          </table:table-cell>
          <table:table-cell table:style-name="Таблица1.A2" office:value-type="string">
            <text:p text:style-name="P12">Основная идея это переход от итеративного(цикл for, if) к декларативному способу обработки данных. </text:p>
          </table:table-cell>
        </table:table-row>
        <table:table-row>
          <table:table-cell table:style-name="Таблица1.A2" table:number-columns-spanned="2" office:value-type="string">
            <text:p text:style-name="P5">Разное</text:p>
          </table:table-cell>
          <table:covered-table-cell/>
        </table:table-row>
        <table:table-row>
          <table:table-cell table:style-name="Таблица1.A3" office:value-type="string">
            <text:p text:style-name="P4">Каким критериям должна удовлетворять «хорошая» хэш-функция?</text:p>
          </table:table-cell>
          <table:table-cell table:style-name="Таблица1.A2" office:value-type="string">
            <text:p text:style-name="P14">Equals() если возвращает true при сравнении, то и hashCode() должен возвращать true. И в расчете должны учавствовать одни и теже поля.</text:p>
            <text:p text:style-name="P14">Детерминированность.</text:p>
            <text:p text:style-name="P14">Равномерное распределение объектов по бакетам.</text:p>
            <text:p text:style-name="P14">Скорость вычисления должна быть быстрой.</text:p>
          </table:table-cell>
        </table:table-row>
        <table:table-row>
          <table:table-cell table:style-name="Таблица1.A3" office:value-type="string">
            <text:p text:style-name="P7">В чём причина популярности и широкого распространения кодировки <text:span text:style-name="T1">UTF-8?</text:span></text:p>
          </table:table-cell>
          <table:table-cell table:style-name="Таблица1.A2" office:value-type="string">
            <text:p text:style-name="P14">Экономия места посравнению с UNICODE.</text:p>
            <text:p text:style-name="P14">Обратная совместимость с ASCII.</text:p>
            <text:p text:style-name="P14">Устойчивость к ошибкам.</text:p>
          </table:table-cell>
        </table:table-row>
        <table:table-row>
          <table:table-cell table:style-name="Таблица1.A3" office:value-type="string">
            <text:p text:style-name="P9"><text:span text:style-name="T6">Сравните форматы </text:span><text:span text:style-name="T3">XML </text:span><text:span text:style-name="T6">и </text:span><text:span text:style-name="T3">JSON. </text:span><text:span text:style-name="T6">Когда какой использовать?</text:span></text:p>
          </table:table-cell>
          <table:table-cell table:style-name="Таблица1.A2" office:value-type="string">
            <text:p text:style-name="P15">Вес JSON легкий, <text:span text:style-name="T9">а</text:span>XML тяжелый.</text:p>
            <text:p text:style-name="P14">JSON поддерживает числа, строки и пр., а XML только текст.</text:p>
            <text:p text:style-name="P14">JSON низкая сложность парсинга, у XML высокая.</text:p>
            <text:p text:style-name="P14">JSON нашел популярность в WEB и NoSQL базах.</text:p>
            <text:p text:style-name="P14">XML популярен в банковских системах со строгой формой, документах со сложной разметкой.</text:p>
          </table:table-cell>
        </table:table-row>
        <table:table-row>
          <table:table-cell table:style-name="Таблица1.A3" office:value-type="string">
            <text:p text:style-name="P8">Опишите что будет происходить «под капотом» после ввода адреса сайта в браузере и нажатия <text:span text:style-name="T1">Enter?</text:span></text:p>
          </table:table-cell>
          <table:table-cell table:style-name="Таблица1.A2" office:value-type="string">
            <text:p text:style-name="P16">1. Поиск IP</text:p>
            <text:p text:style-name="P16"><text:s/>- проверяется кеш браузера</text:p>
            <text:p text:style-name="P16"><text:s/>- проверяется <text:span text:style-name="T7">папка </text:span>hosts</text:p>
            <text:p text:style-name="P16"><text:s/>- запрос идет к провайдеру на DNS сервер <text:span text:style-name="T8">и он отправляет в ответ IP адрес</text:span></text:p>
            <text:p text:style-name="P16">2. Установка соединения</text:p>
            <text:p text:style-name="P16"><text:soft-page-break/><text:s/>- происходит тройное рукопожатие <text:span text:style-name="T8">с сервером</text:span></text:p>
            <text:p text:style-name="P16">3. Если HTTPS</text:p>
            <text:p text:style-name="P16"><text:s/>- браузер и сервер обмениваются ключами безопасности и тут же происходит проверка сертификата на подлинность</text:p>
            <text:p text:style-name="P16">4. HTTP запрос например GET</text:p>
            <text:p text:style-name="P16"><text:s/>- Браузер отправляет текстовое сообщение серверу</text:p>
            <text:p text:style-name="P16"><text:s/>- Сервер обрабатывает запрос и отправляет ответ браузеру</text:p>
            <text:p text:style-name="P16">5. <text:s/>Браузер отрисовывает ответ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24.2.7.2$Linux_X86_64 LibreOffice_project/420$Build-2</meta:generator>
    <dc:date>2026-03-05T12:17:47.966420608</dc:date>
    <meta:editing-duration>PT17M35S</meta:editing-duration>
    <meta:editing-cycles>8</meta:editing-cycles>
    <meta:document-statistic meta:table-count="1" meta:image-count="0" meta:object-count="0" meta:page-count="2" meta:paragraph-count="47" meta:word-count="350" meta:character-count="2520" meta:non-whitespace-character-count="2204"/>
  </office:meta>
</office:document-meta>
</file>